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2D000000404F2068DA.jpg"/>
  <manifest:file-entry manifest:media-type="image/jpeg" manifest:full-path="Pictures/1000000000000031000000402078BD7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penGL-ctype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modest project to rewrite PyOpenGL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at Came Befor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PyOpenGL is SWIG based</text:p>
              </text:list-item>
            </text:list>
            <text:list text:style-name="L3">
              <text:list-item>
                <text:p text:style-name="P3">Macro-expansion upon macro expansion</text:p>
              </text:list-item>
            </text:list>
            <text:list text:style-name="L3">
              <text:list-item>
                <text:list>
                  <text:list-item>
                    <text:p text:style-name="P4">PITA to try to underst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-one is excited about working on the code</text:p>
                  </text:list-item>
                </text:list>
              </text:list-item>
            </text:list>
            <text:list text:style-name="L3">
              <text:list-item>
                <text:p text:style-name="P3">It's dying from lack of love</text:p>
              </text:list-item>
            </text:list>
            <text:list text:style-name="L3">
              <text:list-item>
                <text:p text:style-name="P3">But still gets 70 downloads/day</text:p>
              </text:list-item>
            </text:list>
            <text:list text:style-name="L3">
              <text:list-item>
                <text:p text:style-name="P3">Serious problems with building/compiling</text:p>
              </text:list-item>
            </text:list>
            <text:list text:style-name="L3">
              <text:list-item>
                <text:p text:style-name="P3">Togl keeps fai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y ctypes?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Easier compilation and end-user setup</text:p>
              </text:list-item>
            </text:list>
            <text:list text:style-name="L3">
              <text:list-item>
                <text:p text:style-name="P3">Lower barrier to entry for hacking the system</text:p>
              </text:list-item>
            </text:list>
            <text:list text:style-name="L3">
              <text:list-item>
                <text:p text:style-name="P3">Make coding up new extensions easy</text:p>
              </text:list-item>
            </text:list>
            <text:list text:style-name="L3">
              <text:list-item>
                <text:p text:style-name="P3">More flexibility in data-types and libraries</text:p>
              </text:list-item>
            </text:list>
            <text:list text:style-name="L3">
              <text:list-item>
                <text:p text:style-name="P3">Clean up and document the design</text:p>
              </text:list-item>
            </text:list>
            <text:list text:style-name="L3">
              <text:list-item>
                <text:p text:style-name="P3">Make the project fun ag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Compilation and Setup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SWIG and Togl problems cost the majority of development and support time with PyOpenGL</text:p>
              </text:list-item>
            </text:list>
            <text:list text:style-name="L3">
              <text:list-item>
                <text:p text:style-name="P3">SWIG seems to change APIs on every minor release, breaking our code as it does so</text:p>
              </text:list-item>
            </text:list>
            <text:list text:style-name="L3">
              <text:list-item>
                <text:p text:style-name="P3">Togl is built by a custom mechanism, rather than the Togl makefile... it doesn't work any more</text:p>
              </text:list-item>
            </text:list>
            <text:list text:style-name="L3">
              <text:list-item>
                <text:p text:style-name="P3">The build system is a hideously complex be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ower Barrier to Entr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Make code explicitly say what it is doing</text:p>
              </text:list-item>
            </text:list>
            <text:list text:style-name="L3">
              <text:list-item>
                <text:list>
                  <text:list-item>
                    <text:p text:style-name="P4">Instead of implicitly matching rules</text:p>
                  </text:list-item>
                </text:list>
              </text:list-item>
            </text:list>
            <text:list text:style-name="L3">
              <text:list-item>
                <text:p text:style-name="P3">Make the test-run-debug cycle seconds again</text:p>
              </text:list-item>
            </text:list>
            <text:list text:style-name="L3">
              <text:list-item>
                <text:list>
                  <text:list-item>
                    <text:p text:style-name="P4">Instead of long minutes of compiling</text:p>
                  </text:list-item>
                </text:list>
              </text:list-item>
            </text:list>
            <text:list text:style-name="L3">
              <text:list-item>
                <text:p text:style-name="P3">Let every user of the system be a potential developer of the system</text:p>
              </text:list-item>
            </text:list>
            <text:list text:style-name="L3">
              <text:list-item>
                <text:list>
                  <text:list-item>
                    <text:p text:style-name="P4">No need to know 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et users step through wrapping process in the Python debu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ke New Extensions Eas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There are some 262 registered extensions</text:p>
              </text:list-item>
            </text:list>
            <text:list text:style-name="L3">
              <text:list-item>
                <text:p text:style-name="P3">Coding/customising each one is straightforward</text:p>
              </text:list-item>
            </text:list>
            <text:list text:style-name="L3">
              <text:list-item>
                <text:list>
                  <text:list-item>
                    <text:p text:style-name="P4">But doing all of them is a huge job</text:p>
                  </text:list-item>
                </text:list>
              </text:list-item>
            </text:list>
            <text:list text:style-name="L3">
              <text:list-item>
                <text:p text:style-name="P3">Users should be able to modify/write any extension they want to use (from the base auto-generated wrapper)</text:p>
              </text:list-item>
            </text:list>
            <text:list text:style-name="L3">
              <text:list-item>
                <text:list>
                  <text:list-item>
                    <text:p text:style-name="P4">And then contribute their enhancements 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lexibility in Data-Types and Librar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Allow for using all of these (and more) as primitive data-types in OpenGL:</text:p>
              </text:list-item>
            </text:list>
            <text:list text:style-name="L3">
              <text:list-item>
                <text:list>
                  <text:list-item>
                    <text:p text:style-name="P4">Num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Game su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Media buffers</text:p>
                  </text:list-item>
                </text:list>
              </text:list-item>
            </text:list>
            <text:list text:style-name="L3">
              <text:list-item>
                <text:p text:style-name="P3">Adapt to and support the new features of:</text:p>
              </text:list-item>
            </text:list>
            <text:list text:style-name="L3">
              <text:list-item>
                <text:list>
                  <text:list-item>
                    <text:p text:style-name="P4">Different OpenGL ver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fferent GLUT implem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ean Up and Documen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PyOpenGL probably wouldn't be as mystifying if its design was fully documented...</text:p>
              </text:list-item>
            </text:list>
            <text:list text:style-name="L3">
              <text:list-item>
                <text:list>
                  <text:list-item>
                    <text:p text:style-name="P4">but it isn't, and it's author isn't available any more to explain it</text:p>
                  </text:list-item>
                </text:list>
              </text:list-item>
            </text:list>
            <text:list text:style-name="L3">
              <text:list-item>
                <text:p text:style-name="P3">I want something that is easier to read</text:p>
              </text:list-item>
            </text:list>
            <text:list text:style-name="L3">
              <text:list-item>
                <text:list>
                  <text:list-item>
                    <text:p text:style-name="P4">Even if it means more work writing it</text:p>
                  </text:list-item>
                </text:list>
              </text:list-item>
            </text:list>
            <text:list text:style-name="L3">
              <text:list-item>
                <text:p text:style-name="P3">I want something that other people can develop</text:p>
              </text:list-item>
            </text:list>
            <text:list text:style-name="L3">
              <text:list-item>
                <text:list>
                  <text:list-item>
                    <text:p text:style-name="P4">So I'm not a choke-point for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ke the Project Fun Agai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This is, after all, 3D computer graphics</text:p>
              </text:list-item>
            </text:list>
            <text:list text:style-name="L3">
              <text:list-item>
                <text:list>
                  <text:list-item>
                    <text:p text:style-name="P4">(The coolest form of programming in the universe)</text:p>
                  </text:list-item>
                </text:list>
              </text:list-item>
            </text:list>
            <text:list text:style-name="L3">
              <text:list-item>
                <text:p text:style-name="P3">It must be fun to work on</text:p>
              </text:list-item>
            </text:list>
            <text:list text:style-name="L3">
              <text:list-item>
                <text:list>
                  <text:list-item>
                    <text:p text:style-name="P4">It must be something into which people can stop and play for a few months</text:p>
                  </text:list-item>
                </text:list>
              </text:list-item>
            </text:list>
            <text:list text:style-name="L3">
              <text:list-item>
                <text:p text:style-name="P3">Come on over and pla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4a4a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fill="solid" draw:fill-color="#333366" draw:textarea-horizontal-align="center" draw:textarea-vertical-align="middle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presentation:footer/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draw:rect presentation:style-name="pr3" draw:text-style-name="P5" draw:layer="backgroundobjects" svg:width="28cm" svg:height="0.5cm" svg:x="0cm" svg:y="0cm">
        <text:p text:style-name="P3"/>
      </draw:rect>
      <draw:rect presentation:style-name="pr3" draw:text-style-name="P5" draw:layer="backgroundobjects" svg:width="28cm" svg:height="0.1cm" svg:x="0cm" svg:y="4.4cm">
        <text:p text:style-name="P3"/>
      </draw:rect>
      <draw:frame draw:style-name="gr3" draw:text-style-name="P5" draw:layer="backgroundobjects" svg:width="1.523cm" svg:height="2.166cm" svg:x="26.477cm" svg:y="0.7cm">
        <draw:image xlink:href="Pictures/100000000000002D000000404F2068DA.jpg" xlink:type="simple" xlink:show="embed" xlink:actuate="onLoad">
          <text:p text:style-name="P3"/>
        </draw:image>
      </draw:frame>
      <draw:frame draw:style-name="gr3" draw:text-style-name="P5" draw:layer="backgroundobjects" svg:width="1.212cm" svg:height="1.583cm" svg:x="0.071cm" svg:y="2.7cm">
        <draw:image xlink:href="Pictures/1000000000000031000000402078BD74.jpg" xlink:type="simple" xlink:show="embed" xlink:actuate="onLoad">
          <text:p text:style-name="P3"/>
        </draw:image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ike Fletcher</meta:initial-creator>
    <meta:creation-date>2005-11-22T12:57:38</meta:creation-date>
    <dc:creator>Mike Fletcher</dc:creator>
    <dc:date>2005-11-22T13:45:33</dc:date>
    <dc:language>en-CA</dc:language>
    <meta:editing-cycles>3</meta:editing-cycles>
    <meta:editing-duration>PT24M4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